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5.55in" table:align="left"/>
    </style:style>
    <style:style style:name="Table2.A" style:family="table-column">
      <style:table-column-properties style:column-width="1.3875in"/>
    </style:style>
    <style:style style:name="Table2.A1" style:family="table-cell">
      <style:table-cell-properties style:vertical-align="middle" fo:padding="0.0194in" fo:border="none"/>
    </style:style>
    <style:style style:name="Table2.C2" style:family="table-cell" style:data-style-name="N121">
      <style:table-cell-properties style:vertical-align="middle" fo:padding="0.0194in" fo:border="none"/>
    </style:style>
    <style:style style:name="Table2.D2" style:family="table-cell" style:data-style-name="N2">
      <style:table-cell-properties style:vertical-align="middle" fo:padding="0.0194in" fo:border="none"/>
    </style:style>
    <style:style style:name="Table1" style:family="table">
      <style:table-properties style:width="5.55in" table:align="left"/>
    </style:style>
    <style:style style:name="Table1.A" style:family="table-column">
      <style:table-column-properties style:column-width="1.3875in"/>
    </style:style>
    <style:style style:name="Table1.A1" style:family="table-cell">
      <style:table-cell-properties style:vertical-align="middle" fo:padding="0.0194in" fo:border="none"/>
    </style:style>
    <style:style style:name="Table1.C2" style:family="table-cell" style:data-style-name="N121">
      <style:table-cell-properties style:vertical-align="middle" fo:padding="0.0194in" fo:border="none"/>
    </style:style>
    <style:style style:name="Table1.D2" style:family="table-cell" style:data-style-name="N2">
      <style:table-cell-properties style:vertical-align="middle" fo:padding="0.0194in" fo:border="none"/>
    </style:style>
    <style:style style:name="P1" style:family="paragraph" style:parent-style-name="Standard">
      <style:text-properties officeooo:rsid="001ab225" officeooo:paragraph-rsid="001ab225"/>
    </style:style>
    <style:style style:name="P2" style:family="paragraph" style:parent-style-name="Standard">
      <style:text-properties fo:language="zxx" fo:country="none" officeooo:rsid="001ab225" officeooo:paragraph-rsid="001ab225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paragraph-rsid="001ab225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e3ef5" officeooo:paragraph-rsid="001e3ef5" style:language-asian="zxx" style:country-asian="none" style:language-complex="zxx" style:country-complex="none"/>
    </style:style>
    <style:style style:name="P5" style:family="paragraph" style:parent-style-name="Standard">
      <style:text-properties officeooo:paragraph-rsid="001f9580"/>
    </style:style>
    <style:style style:name="P6" style:family="paragraph" style:parent-style-name="Table_20_Contents">
      <style:paragraph-properties fo:text-align="start" style:justify-single-word="false"/>
      <style:text-properties fo:font-size="9.5pt" fo:language="zxx" fo:country="none" officeooo:paragraph-rsid="001f9580" style:font-size-asian="9.5pt" style:language-asian="zxx" style:country-asian="none" style:font-size-complex="9.5pt" style:language-complex="zxx" style:country-complex="none"/>
    </style:style>
    <style:style style:name="P7" style:family="paragraph" style:parent-style-name="Table_20_Contents">
      <style:paragraph-properties fo:text-align="end" style:justify-single-word="false"/>
      <style:text-properties fo:font-size="9.5pt" fo:language="zxx" fo:country="none" officeooo:paragraph-rsid="001f9580" fo:background-color="#00ffff" style:font-size-asian="9.5pt" style:language-asian="zxx" style:country-asian="none" style:font-size-complex="9.5pt" style:language-complex="zxx" style:country-complex="none"/>
    </style:style>
    <style:style style:name="P8" style:family="paragraph" style:parent-style-name="Table_20_Contents">
      <style:paragraph-properties fo:text-align="end" style:justify-single-word="false"/>
      <style:text-properties fo:font-size="9.5pt" fo:language="zxx" fo:country="none" officeooo:paragraph-rsid="001f9580" fo:background-color="#ffff00" style:font-size-asian="9.5pt" style:language-asian="zxx" style:country-asian="none" style:font-size-complex="9.5pt" style:language-complex="zxx" style:country-complex="none"/>
    </style:style>
    <style:style style:name="P9" style:family="paragraph" style:parent-style-name="Standard">
      <style:text-properties officeooo:paragraph-rsid="001f9580"/>
    </style:style>
    <style:style style:name="P10" style:family="paragraph" style:parent-style-name="Standard">
      <style:text-properties officeooo:paragraph-rsid="0020de5d"/>
    </style:style>
    <style:style style:name="P11" style:family="paragraph" style:parent-style-name="Table_20_Contents">
      <style:paragraph-properties fo:text-align="start" style:justify-single-word="false"/>
      <style:text-properties fo:font-size="9.5pt" fo:language="zxx" fo:country="none" officeooo:paragraph-rsid="0020de5d" style:font-size-asian="9.5pt" style:language-asian="zxx" style:country-asian="none" style:font-size-complex="9.5pt" style:language-complex="zxx" style:country-complex="none"/>
    </style:style>
    <style:style style:name="P12" style:family="paragraph" style:parent-style-name="Table_20_Contents">
      <style:paragraph-properties fo:text-align="start" style:justify-single-word="false"/>
      <style:text-properties fo:font-size="9.5pt" fo:language="zxx" fo:country="none" officeooo:rsid="002126f5" officeooo:paragraph-rsid="002126f5" style:font-size-asian="9.5pt" style:language-asian="zxx" style:country-asian="none" style:font-size-complex="9.5pt" style:language-complex="zxx" style:country-complex="none"/>
    </style:style>
    <style:style style:name="P13" style:family="paragraph" style:parent-style-name="Table_20_Contents">
      <style:paragraph-properties fo:text-align="end" style:justify-single-word="false"/>
      <style:text-properties fo:font-size="9.5pt" fo:language="zxx" fo:country="none" officeooo:paragraph-rsid="0020de5d" fo:background-color="#00ffff" style:font-size-asian="9.5pt" style:language-asian="zxx" style:country-asian="none" style:font-size-complex="9.5pt" style:language-complex="zxx" style:country-complex="none"/>
    </style:style>
    <style:style style:name="P14" style:family="paragraph" style:parent-style-name="Table_20_Contents">
      <style:paragraph-properties fo:text-align="end" style:justify-single-word="false"/>
      <style:text-properties fo:font-size="9.5pt" fo:language="zxx" fo:country="none" officeooo:rsid="0020de5d" officeooo:paragraph-rsid="0020de5d" fo:background-color="#00ffff" style:font-size-asian="9.5pt" style:language-asian="zxx" style:country-asian="none" style:font-size-complex="9.5pt" style:language-complex="zxx" style:country-complex="none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end" style:justify-single-word="false"/>
      <style:text-properties fo:language="zxx" fo:country="none" style:language-asian="zxx" style:country-asian="none" style:language-complex="zxx" style:country-complex="none"/>
    </style:style>
    <number:number-style style:name="N2">
      <number:number number:decimal-places="2" loext:min-decimal-places="2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mendragsdokument</text:p>
      <text:p text:style-name="P1"/>
      <text:p text:style-name="P2">forskjeller fra regresjonsmodellen rmse og mape</text:p>
      <text:p text:style-name="P4">vilkårlig modell verdi – regresjonsmodell verdi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2" table:style-name="Table2">
        <table:table-column table:style-name="Table2.A" table:number-columns-repeated="4"/>
        <table:table-row table:style-name="TableLine94348585386128">
          <table:table-cell table:style-name="Table2.A1" office:value-type="string">
            <text:p text:style-name="P6">Modell</text:p>
          </table:table-cell>
          <table:table-cell table:style-name="Table2.A1" office:value-type="string">
            <text:p text:style-name="P6">hus</text:p>
          </table:table-cell>
          <table:table-cell table:style-name="Table2.A1" office:value-type="string">
            <text:p text:style-name="P6">RMSE forskjell</text:p>
          </table:table-cell>
          <table:table-cell table:style-name="Table2.A1" office:value-type="string">
            <text:p text:style-name="P6">MAPE forskjell</text:p>
          </table:table-cell>
        </table:table-row>
        <table:table-row table:style-name="TableLine94348585613664">
          <table:table-cell table:style-name="Table2.A1" office:value-type="string">
            <text:p text:style-name="P6">Enkel modell</text:p>
          </table:table-cell>
          <table:table-cell table:style-name="Table2.A1" office:value-type="string">
            <text:p text:style-name="P6">MAC000150</text:p>
          </table:table-cell>
          <table:table-cell table:style-name="Table2.C2" office:value-type="float" office:value="-0.0161">
            <text:p text:style-name="P7">-0.0161</text:p>
          </table:table-cell>
          <table:table-cell table:style-name="Table2.D2" office:value-type="float" office:value="-21.16">
            <text:p text:style-name="P7">-21.16</text:p>
          </table:table-cell>
        </table:table-row>
        <table:table-row table:style-name="TableLine94348585712720">
          <table:table-cell table:style-name="Table2.A1" office:value-type="string">
            <text:p text:style-name="P6">Enkel modell</text:p>
          </table:table-cell>
          <table:table-cell table:style-name="Table2.A1" office:value-type="string">
            <text:p text:style-name="P6">MAC000152</text:p>
          </table:table-cell>
          <table:table-cell table:style-name="Table2.C2" office:value-type="float" office:value="-0.0202">
            <text:p text:style-name="P7">-0.0202</text:p>
          </table:table-cell>
          <table:table-cell table:style-name="Table2.D2" office:value-type="float" office:value="-78.19">
            <text:p text:style-name="P7">-78.19</text:p>
          </table:table-cell>
        </table:table-row>
        <table:table-row table:style-name="TableLine94348586558560">
          <table:table-cell table:style-name="Table2.A1" office:value-type="string">
            <text:p text:style-name="P6">Enkel modell</text:p>
          </table:table-cell>
          <table:table-cell table:style-name="Table2.A1" office:value-type="string">
            <text:p text:style-name="P6">MAC000153</text:p>
          </table:table-cell>
          <table:table-cell table:style-name="Table2.C2" office:value-type="float" office:value="-0.044">
            <text:p text:style-name="P7">-0.0440</text:p>
          </table:table-cell>
          <table:table-cell table:style-name="Table2.D2" office:value-type="float" office:value="-31.2">
            <text:p text:style-name="P7">-31.20</text:p>
          </table:table-cell>
        </table:table-row>
        <table:table-row table:style-name="TableLine94348586589968">
          <table:table-cell table:style-name="Table2.A1" office:value-type="string">
            <text:p text:style-name="P6">Enkel modell</text:p>
          </table:table-cell>
          <table:table-cell table:style-name="Table2.A1" office:value-type="string">
            <text:p text:style-name="P6">MAC000165</text:p>
          </table:table-cell>
          <table:table-cell table:style-name="Table2.C2" office:value-type="float" office:value="-0.0543">
            <text:p text:style-name="P7">-0.0543</text:p>
          </table:table-cell>
          <table:table-cell table:style-name="Table2.D2" office:value-type="float" office:value="-74.43">
            <text:p text:style-name="P7">-74.43</text:p>
          </table:table-cell>
        </table:table-row>
        <table:table-row table:style-name="TableLine94348586591984">
          <table:table-cell table:style-name="Table2.A1" office:value-type="string">
            <text:p text:style-name="P6">Enkel modell</text:p>
          </table:table-cell>
          <table:table-cell table:style-name="Table2.A1" office:value-type="string">
            <text:p text:style-name="P6">MAC000169</text:p>
          </table:table-cell>
          <table:table-cell table:style-name="Table2.C2" office:value-type="float" office:value="-0.0329">
            <text:p text:style-name="P7">-0.0329</text:p>
          </table:table-cell>
          <table:table-cell table:style-name="Table2.D2" office:value-type="float" office:value="-51.7">
            <text:p text:style-name="P7">-51.70</text:p>
          </table:table-cell>
        </table:table-row>
        <table:table-row table:style-name="TableLine94348586593856">
          <table:table-cell table:style-name="Table2.A1" office:value-type="string">
            <text:p text:style-name="P6">Enkel modell</text:p>
          </table:table-cell>
          <table:table-cell table:style-name="Table2.A1" office:value-type="string">
            <text:p text:style-name="P6">MAC000168</text:p>
          </table:table-cell>
          <table:table-cell table:style-name="Table2.C2" office:value-type="float" office:value="-0.0117">
            <text:p text:style-name="P7">-0.0117</text:p>
          </table:table-cell>
          <table:table-cell table:style-name="Table2.D2" office:value-type="float" office:value="-110.85">
            <text:p text:style-name="P7">-110.85</text:p>
          </table:table-cell>
        </table:table-row>
        <table:table-row table:style-name="TableLine94348586595920">
          <table:table-cell table:style-name="Table2.A1" office:value-type="string">
            <text:p text:style-name="P6">Enkel modell</text:p>
          </table:table-cell>
          <table:table-cell table:style-name="Table2.A1" office:value-type="string">
            <text:p text:style-name="P6">MAC000159</text:p>
          </table:table-cell>
          <table:table-cell table:style-name="Table2.C2" office:value-type="float" office:value="-0.0016">
            <text:p text:style-name="P7">-0.0016</text:p>
          </table:table-cell>
          <table:table-cell table:style-name="Table2.D2" office:value-type="float" office:value="-37.63">
            <text:p text:style-name="P7">-37.63</text:p>
          </table:table-cell>
        </table:table-row>
        <table:table-row table:style-name="TableLine94348586597984">
          <table:table-cell table:style-name="Table2.A1" office:value-type="string">
            <text:p text:style-name="P6">Enkel modell</text:p>
          </table:table-cell>
          <table:table-cell table:style-name="Table2.A1" office:value-type="string">
            <text:p text:style-name="P6">MAC000173</text:p>
          </table:table-cell>
          <table:table-cell table:style-name="Table2.C2" office:value-type="float" office:value="-0.0195">
            <text:p text:style-name="P7">-0.0195</text:p>
          </table:table-cell>
          <table:table-cell table:style-name="Table2.D2" office:value-type="float" office:value="-22.25">
            <text:p text:style-name="P7">-22.25</text:p>
          </table:table-cell>
        </table:table-row>
        <table:table-row table:style-name="TableLine94348586600032">
          <table:table-cell table:style-name="Table2.A1" office:value-type="string">
            <text:p text:style-name="P6">Enkel modell</text:p>
          </table:table-cell>
          <table:table-cell table:style-name="Table2.A1" office:value-type="string">
            <text:p text:style-name="P6">MAC000179</text:p>
          </table:table-cell>
          <table:table-cell table:style-name="Table2.C2" office:value-type="float" office:value="-0.0154">
            <text:p text:style-name="P7">-0.0154</text:p>
          </table:table-cell>
          <table:table-cell table:style-name="Table2.D2" office:value-type="float" office:value="-11.57">
            <text:p text:style-name="P7">-11.57</text:p>
          </table:table-cell>
        </table:table-row>
        <text:soft-page-break/>
        <table:table-row table:style-name="TableLine94348586602160">
          <table:table-cell table:style-name="Table2.A1" office:value-type="string">
            <text:p text:style-name="P6">Enkel modell</text:p>
          </table:table-cell>
          <table:table-cell table:style-name="Table2.A1" office:value-type="string">
            <text:p text:style-name="P6">MAC000181</text:p>
          </table:table-cell>
          <table:table-cell table:style-name="Table2.C2" office:value-type="float" office:value="-0.0098">
            <text:p text:style-name="P7">-0.0098</text:p>
          </table:table-cell>
          <table:table-cell table:style-name="Table2.D2" office:value-type="float" office:value="-57.97">
            <text:p text:style-name="P7">-57.97</text:p>
          </table:table-cell>
        </table:table-row>
        <table:table-row table:style-name="TableLine94348586604288">
          <table:table-cell table:style-name="Table2.A1" office:value-type="string">
            <text:p text:style-name="P6">Perceptron</text:p>
          </table:table-cell>
          <table:table-cell table:style-name="Table2.A1" office:value-type="string">
            <text:p text:style-name="P6">MAC000150</text:p>
          </table:table-cell>
          <table:table-cell table:style-name="Table2.C2" office:value-type="float" office:value="-0.026">
            <text:p text:style-name="P7">-0.0260</text:p>
          </table:table-cell>
          <table:table-cell table:style-name="Table2.D2" office:value-type="float" office:value="-18.35">
            <text:p text:style-name="P7">-18.35</text:p>
          </table:table-cell>
        </table:table-row>
        <table:table-row table:style-name="TableLine94348586606416">
          <table:table-cell table:style-name="Table2.A1" office:value-type="string">
            <text:p text:style-name="P6">Perceptron</text:p>
          </table:table-cell>
          <table:table-cell table:style-name="Table2.A1" office:value-type="string">
            <text:p text:style-name="P6">MAC000152</text:p>
          </table:table-cell>
          <table:table-cell table:style-name="Table2.C2" office:value-type="float" office:value="-0.0282">
            <text:p text:style-name="P7">-0.0282</text:p>
          </table:table-cell>
          <table:table-cell table:style-name="Table2.D2" office:value-type="float" office:value="-65.05">
            <text:p text:style-name="P7">-65.05</text:p>
          </table:table-cell>
        </table:table-row>
        <table:table-row table:style-name="TableLine94348586608544">
          <table:table-cell table:style-name="Table2.A1" office:value-type="string">
            <text:p text:style-name="P6">Perceptron</text:p>
          </table:table-cell>
          <table:table-cell table:style-name="Table2.A1" office:value-type="string">
            <text:p text:style-name="P6">MAC000153</text:p>
          </table:table-cell>
          <table:table-cell table:style-name="Table2.C2" office:value-type="float" office:value="-0.0583">
            <text:p text:style-name="P7">-0.0583</text:p>
          </table:table-cell>
          <table:table-cell table:style-name="Table2.D2" office:value-type="float" office:value="-27.35">
            <text:p text:style-name="P7">-27.35</text:p>
          </table:table-cell>
        </table:table-row>
        <table:table-row table:style-name="TableLine94348586610672">
          <table:table-cell table:style-name="Table2.A1" office:value-type="string">
            <text:p text:style-name="P6">Perceptron</text:p>
          </table:table-cell>
          <table:table-cell table:style-name="Table2.A1" office:value-type="string">
            <text:p text:style-name="P6">MAC000165</text:p>
          </table:table-cell>
          <table:table-cell table:style-name="Table2.C2" office:value-type="float" office:value="-0.0645">
            <text:p text:style-name="P7">-0.0645</text:p>
          </table:table-cell>
          <table:table-cell table:style-name="Table2.D2" office:value-type="float" office:value="-72.86">
            <text:p text:style-name="P7">-72.86</text:p>
          </table:table-cell>
        </table:table-row>
        <table:table-row table:style-name="TableLine94348586612800">
          <table:table-cell table:style-name="Table2.A1" office:value-type="string">
            <text:p text:style-name="P6">Perceptron</text:p>
          </table:table-cell>
          <table:table-cell table:style-name="Table2.A1" office:value-type="string">
            <text:p text:style-name="P6">MAC000169</text:p>
          </table:table-cell>
          <table:table-cell table:style-name="Table2.C2" office:value-type="float" office:value="-0.0372">
            <text:p text:style-name="P7">-0.0372</text:p>
          </table:table-cell>
          <table:table-cell table:style-name="Table2.D2" office:value-type="float" office:value="-41.25">
            <text:p text:style-name="P7">-41.25</text:p>
          </table:table-cell>
        </table:table-row>
        <table:table-row table:style-name="TableLine94348586614928">
          <table:table-cell table:style-name="Table2.A1" office:value-type="string">
            <text:p text:style-name="P6">Perceptron</text:p>
          </table:table-cell>
          <table:table-cell table:style-name="Table2.A1" office:value-type="string">
            <text:p text:style-name="P6">MAC000168</text:p>
          </table:table-cell>
          <table:table-cell table:style-name="Table2.C2" office:value-type="float" office:value="-0.0205">
            <text:p text:style-name="P7">-0.0205</text:p>
          </table:table-cell>
          <table:table-cell table:style-name="Table2.D2" office:value-type="float" office:value="-72.55">
            <text:p text:style-name="P7">-72.55</text:p>
          </table:table-cell>
        </table:table-row>
        <table:table-row table:style-name="TableLine94348586617056">
          <table:table-cell table:style-name="Table2.A1" office:value-type="string">
            <text:p text:style-name="P6">Perceptron</text:p>
          </table:table-cell>
          <table:table-cell table:style-name="Table2.A1" office:value-type="string">
            <text:p text:style-name="P6">MAC000159</text:p>
          </table:table-cell>
          <table:table-cell table:style-name="Table2.C2" office:value-type="float" office:value="-0.0084">
            <text:p text:style-name="P7">-0.0084</text:p>
          </table:table-cell>
          <table:table-cell table:style-name="Table2.D2" office:value-type="float" office:value="-35.04">
            <text:p text:style-name="P7">-35.04</text:p>
          </table:table-cell>
        </table:table-row>
        <table:table-row table:style-name="TableLine94348586619184">
          <table:table-cell table:style-name="Table2.A1" office:value-type="string">
            <text:p text:style-name="P6">Perceptron</text:p>
          </table:table-cell>
          <table:table-cell table:style-name="Table2.A1" office:value-type="string">
            <text:p text:style-name="P6">MAC000173</text:p>
          </table:table-cell>
          <table:table-cell table:style-name="Table2.C2" office:value-type="float" office:value="-0.0353">
            <text:p text:style-name="P7">-0.0353</text:p>
          </table:table-cell>
          <table:table-cell table:style-name="Table2.D2" office:value-type="float" office:value="-24.51">
            <text:p text:style-name="P7">-24.51</text:p>
          </table:table-cell>
        </table:table-row>
        <table:table-row table:style-name="TableLine94348586621312">
          <table:table-cell table:style-name="Table2.A1" office:value-type="string">
            <text:p text:style-name="P6">Perceptron</text:p>
          </table:table-cell>
          <table:table-cell table:style-name="Table2.A1" office:value-type="string">
            <text:p text:style-name="P6">MAC000179</text:p>
          </table:table-cell>
          <table:table-cell table:style-name="Table2.C2" office:value-type="float" office:value="-0.0209">
            <text:p text:style-name="P7">-0.0209</text:p>
          </table:table-cell>
          <table:table-cell table:style-name="Table2.D2" office:value-type="float" office:value="-6.56">
            <text:p text:style-name="P7">-6.56</text:p>
          </table:table-cell>
        </table:table-row>
        <table:table-row table:style-name="TableLine94348586623440">
          <table:table-cell table:style-name="Table2.A1" office:value-type="string">
            <text:p text:style-name="P6">Perceptron</text:p>
          </table:table-cell>
          <table:table-cell table:style-name="Table2.A1" office:value-type="string">
            <text:p text:style-name="P6">MAC000181</text:p>
          </table:table-cell>
          <table:table-cell table:style-name="Table2.C2" office:value-type="float" office:value="-0.0135">
            <text:p text:style-name="P7">-0.0135</text:p>
          </table:table-cell>
          <table:table-cell table:style-name="Table2.D2" office:value-type="float" office:value="-49.83">
            <text:p text:style-name="P7">-49.83</text:p>
          </table:table-cell>
        </table:table-row>
        <table:table-row table:style-name="TableLine94348586625568">
          <table:table-cell table:style-name="Table2.A1" office:value-type="string">
            <text:p text:style-name="P6">DT</text:p>
          </table:table-cell>
          <table:table-cell table:style-name="Table2.A1" office:value-type="string">
            <text:p text:style-name="P6">MAC000150</text:p>
          </table:table-cell>
          <table:table-cell table:style-name="Table2.C2" office:value-type="float" office:value="0.0109">
            <text:p text:style-name="P8">0.0109</text:p>
          </table:table-cell>
          <table:table-cell table:style-name="Table2.D2" office:value-type="float" office:value="9.17999999999999">
            <text:p text:style-name="P8">9.18</text:p>
          </table:table-cell>
        </table:table-row>
        <table:table-row table:style-name="TableLine94348586627696">
          <table:table-cell table:style-name="Table2.A1" office:value-type="string">
            <text:p text:style-name="P6">DT</text:p>
          </table:table-cell>
          <table:table-cell table:style-name="Table2.A1" office:value-type="string">
            <text:p text:style-name="P6">MAC000152</text:p>
          </table:table-cell>
          <table:table-cell table:style-name="Table2.C2" office:value-type="float" office:value="0.0025">
            <text:p text:style-name="P8">0.0025</text:p>
          </table:table-cell>
          <table:table-cell table:style-name="Table2.D2" office:value-type="float" office:value="-24.65">
            <text:p text:style-name="P7">-24.65</text:p>
          </table:table-cell>
        </table:table-row>
        <table:table-row table:style-name="TableLine94348586629824">
          <table:table-cell table:style-name="Table2.A1" office:value-type="string">
            <text:p text:style-name="P6">DT</text:p>
          </table:table-cell>
          <table:table-cell table:style-name="Table2.A1" office:value-type="string">
            <text:p text:style-name="P6">MAC000153</text:p>
          </table:table-cell>
          <table:table-cell table:style-name="Table2.C2" office:value-type="float" office:value="-0.0413">
            <text:p text:style-name="P7">-0.0413</text:p>
          </table:table-cell>
          <table:table-cell table:style-name="Table2.D2" office:value-type="float" office:value="-18.31">
            <text:p text:style-name="P7">-18.31</text:p>
          </table:table-cell>
        </table:table-row>
        <table:table-row table:style-name="TableLine94348586631952">
          <table:table-cell table:style-name="Table2.A1" office:value-type="string">
            <text:p text:style-name="P6">DT</text:p>
          </table:table-cell>
          <table:table-cell table:style-name="Table2.A1" office:value-type="string">
            <text:p text:style-name="P6">MAC000165</text:p>
          </table:table-cell>
          <table:table-cell table:style-name="Table2.C2" office:value-type="float" office:value="-0.0276">
            <text:p text:style-name="P7">-0.0276</text:p>
          </table:table-cell>
          <table:table-cell table:style-name="Table2.D2" office:value-type="float" office:value="-63.92">
            <text:p text:style-name="P7">-63.92</text:p>
          </table:table-cell>
        </table:table-row>
        <table:table-row table:style-name="TableLine94348586634080">
          <table:table-cell table:style-name="Table2.A1" office:value-type="string">
            <text:p text:style-name="P6">DT</text:p>
          </table:table-cell>
          <table:table-cell table:style-name="Table2.A1" office:value-type="string">
            <text:p text:style-name="P6">MAC000169</text:p>
          </table:table-cell>
          <table:table-cell table:style-name="Table2.C2" office:value-type="float" office:value="0.00119999999999999">
            <text:p text:style-name="P8">0.0012</text:p>
          </table:table-cell>
          <table:table-cell table:style-name="Table2.D2" office:value-type="float" office:value="-17.61">
            <text:p text:style-name="P7">-17.61</text:p>
          </table:table-cell>
        </table:table-row>
        <table:table-row table:style-name="TableLine94348586636208">
          <table:table-cell table:style-name="Table2.A1" office:value-type="string">
            <text:p text:style-name="P6">DT</text:p>
          </table:table-cell>
          <table:table-cell table:style-name="Table2.A1" office:value-type="string">
            <text:p text:style-name="P6">MAC000168</text:p>
          </table:table-cell>
          <table:table-cell table:style-name="Table2.C2" office:value-type="float" office:value="0.00950000000000001">
            <text:p text:style-name="P8">0.0095</text:p>
          </table:table-cell>
          <table:table-cell table:style-name="Table2.D2" office:value-type="float" office:value="-68.64">
            <text:p text:style-name="P7">-68.64</text:p>
          </table:table-cell>
        </table:table-row>
        <table:table-row table:style-name="TableLine94348586638336">
          <table:table-cell table:style-name="Table2.A1" office:value-type="string">
            <text:p text:style-name="P6">DT</text:p>
          </table:table-cell>
          <table:table-cell table:style-name="Table2.A1" office:value-type="string">
            <text:p text:style-name="P6">MAC000159</text:p>
          </table:table-cell>
          <table:table-cell table:style-name="Table2.C2" office:value-type="float" office:value="0.0067">
            <text:p text:style-name="P8">0.0067</text:p>
          </table:table-cell>
          <table:table-cell table:style-name="Table2.D2" office:value-type="float" office:value="-25.36">
            <text:p text:style-name="P7">-25.36</text:p>
          </table:table-cell>
        </table:table-row>
        <table:table-row table:style-name="TableLine94348586640464">
          <table:table-cell table:style-name="Table2.A1" office:value-type="string">
            <text:p text:style-name="P6">DT</text:p>
          </table:table-cell>
          <table:table-cell table:style-name="Table2.A1" office:value-type="string">
            <text:p text:style-name="P6">MAC000173</text:p>
          </table:table-cell>
          <table:table-cell table:style-name="Table2.C2" office:value-type="float" office:value="-0.0014">
            <text:p text:style-name="P7">-0.0014</text:p>
          </table:table-cell>
          <table:table-cell table:style-name="Table2.D2" office:value-type="float" office:value="-9.63">
            <text:p text:style-name="P7">-9.63</text:p>
          </table:table-cell>
        </table:table-row>
        <table:table-row table:style-name="TableLine94348586642592">
          <table:table-cell table:style-name="Table2.A1" office:value-type="string">
            <text:p text:style-name="P6">DT</text:p>
          </table:table-cell>
          <table:table-cell table:style-name="Table2.A1" office:value-type="string">
            <text:p text:style-name="P6">MAC000179</text:p>
          </table:table-cell>
          <table:table-cell table:style-name="Table2.C2" office:value-type="float" office:value="0.0082">
            <text:p text:style-name="P8">0.0082</text:p>
          </table:table-cell>
          <table:table-cell table:style-name="Table2.D2" office:value-type="float" office:value="4.07">
            <text:p text:style-name="P8">4.07</text:p>
          </table:table-cell>
        </table:table-row>
        <table:table-row table:style-name="TableLine94348586644720">
          <table:table-cell table:style-name="Table2.A1" office:value-type="string">
            <text:p text:style-name="P6">DT</text:p>
          </table:table-cell>
          <table:table-cell table:style-name="Table2.A1" office:value-type="string">
            <text:p text:style-name="P6">MAC000181</text:p>
          </table:table-cell>
          <table:table-cell table:style-name="Table2.C2" office:value-type="float" office:value="0.0027">
            <text:p text:style-name="P8">0.0027</text:p>
          </table:table-cell>
          <table:table-cell table:style-name="Table2.D2" office:value-type="float" office:value="-42.2">
            <text:p text:style-name="P7">-42.20</text:p>
          </table:table-cell>
        </table:table-row>
        <table:table-row table:style-name="TableLine94348586646848">
          <table:table-cell table:style-name="Table2.A1" office:value-type="string">
            <text:p text:style-name="P6">SLP</text:p>
          </table:table-cell>
          <table:table-cell table:style-name="Table2.A1" office:value-type="string">
            <text:p text:style-name="P6">MAC000150</text:p>
          </table:table-cell>
          <table:table-cell table:style-name="Table2.C2" office:value-type="float" office:value="-0.0266">
            <text:p text:style-name="P7">-0.0266</text:p>
          </table:table-cell>
          <table:table-cell table:style-name="Table2.D2" office:value-type="float" office:value="-14.15">
            <text:p text:style-name="P7">-14.15</text:p>
          </table:table-cell>
        </table:table-row>
        <table:table-row table:style-name="TableLine94348586648976">
          <table:table-cell table:style-name="Table2.A1" office:value-type="string">
            <text:p text:style-name="P6">SLP</text:p>
          </table:table-cell>
          <table:table-cell table:style-name="Table2.A1" office:value-type="string">
            <text:p text:style-name="P6">MAC000152</text:p>
          </table:table-cell>
          <table:table-cell table:style-name="Table2.C2" office:value-type="float" office:value="-0.028">
            <text:p text:style-name="P7">-0.0280</text:p>
          </table:table-cell>
          <table:table-cell table:style-name="Table2.D2" office:value-type="float" office:value="-52.76">
            <text:p text:style-name="P7">-52.76</text:p>
          </table:table-cell>
        </table:table-row>
        <table:table-row table:style-name="TableLine94348586652832">
          <table:table-cell table:style-name="Table2.A1" office:value-type="string">
            <text:p text:style-name="P6">SLP</text:p>
          </table:table-cell>
          <table:table-cell table:style-name="Table2.A1" office:value-type="string">
            <text:p text:style-name="P6">MAC000153</text:p>
          </table:table-cell>
          <table:table-cell table:style-name="Table2.C2" office:value-type="float" office:value="-0.0663">
            <text:p text:style-name="P7">-0.0663</text:p>
          </table:table-cell>
          <table:table-cell table:style-name="Table2.D2" office:value-type="float" office:value="-30.31">
            <text:p text:style-name="P7">-30.31</text:p>
          </table:table-cell>
        </table:table-row>
        <table:table-row table:style-name="TableLine94348586654912">
          <table:table-cell table:style-name="Table2.A1" office:value-type="string">
            <text:p text:style-name="P6">SLP</text:p>
          </table:table-cell>
          <table:table-cell table:style-name="Table2.A1" office:value-type="string">
            <text:p text:style-name="P6">MAC000165</text:p>
          </table:table-cell>
          <table:table-cell table:style-name="Table2.C2" office:value-type="float" office:value="-0.0669">
            <text:p text:style-name="P7">-0.0669</text:p>
          </table:table-cell>
          <table:table-cell table:style-name="Table2.D2" office:value-type="float" office:value="-70.34">
            <text:p text:style-name="P7">-70.34</text:p>
          </table:table-cell>
        </table:table-row>
        <table:table-row table:style-name="TableLine94348586657040">
          <table:table-cell table:style-name="Table2.A1" office:value-type="string">
            <text:p text:style-name="P6">SLP</text:p>
          </table:table-cell>
          <table:table-cell table:style-name="Table2.A1" office:value-type="string">
            <text:p text:style-name="P6">MAC000169</text:p>
          </table:table-cell>
          <table:table-cell table:style-name="Table2.C2" office:value-type="float" office:value="-0.038">
            <text:p text:style-name="P7">-0.0380</text:p>
          </table:table-cell>
          <table:table-cell table:style-name="Table2.D2" office:value-type="float" office:value="-46.15">
            <text:p text:style-name="P7">-46.15</text:p>
          </table:table-cell>
        </table:table-row>
        <table:table-row table:style-name="TableLine94348586659168">
          <table:table-cell table:style-name="Table2.A1" office:value-type="string">
            <text:p text:style-name="P6">SLP</text:p>
          </table:table-cell>
          <table:table-cell table:style-name="Table2.A1" office:value-type="string">
            <text:p text:style-name="P6">MAC000168</text:p>
          </table:table-cell>
          <table:table-cell table:style-name="Table2.C2" office:value-type="float" office:value="-0.0203">
            <text:p text:style-name="P7">-0.0203</text:p>
          </table:table-cell>
          <table:table-cell table:style-name="Table2.D2" office:value-type="float" office:value="-67.56">
            <text:p text:style-name="P7">-67.56</text:p>
          </table:table-cell>
        </table:table-row>
        <table:table-row table:style-name="TableLine94348586661296">
          <table:table-cell table:style-name="Table2.A1" office:value-type="string">
            <text:p text:style-name="P6">SLP</text:p>
          </table:table-cell>
          <table:table-cell table:style-name="Table2.A1" office:value-type="string">
            <text:p text:style-name="P6">MAC000159</text:p>
          </table:table-cell>
          <table:table-cell table:style-name="Table2.C2" office:value-type="float" office:value="-0.0099">
            <text:p text:style-name="P7">-0.0099</text:p>
          </table:table-cell>
          <table:table-cell table:style-name="Table2.D2" office:value-type="float" office:value="-37.71">
            <text:p text:style-name="P7">-37.71</text:p>
          </table:table-cell>
        </table:table-row>
        <table:table-row table:style-name="TableLine94348586663424">
          <table:table-cell table:style-name="Table2.A1" office:value-type="string">
            <text:p text:style-name="P6">SLP</text:p>
          </table:table-cell>
          <table:table-cell table:style-name="Table2.A1" office:value-type="string">
            <text:p text:style-name="P6">MAC000173</text:p>
          </table:table-cell>
          <table:table-cell table:style-name="Table2.C2" office:value-type="float" office:value="-0.0372">
            <text:p text:style-name="P7">-0.0372</text:p>
          </table:table-cell>
          <table:table-cell table:style-name="Table2.D2" office:value-type="float" office:value="-23.8">
            <text:p text:style-name="P7">-23.80</text:p>
          </table:table-cell>
        </table:table-row>
        <table:table-row table:style-name="TableLine94348586665520">
          <table:table-cell table:style-name="Table2.A1" office:value-type="string">
            <text:p text:style-name="P6">SLP</text:p>
          </table:table-cell>
          <table:table-cell table:style-name="Table2.A1" office:value-type="string">
            <text:p text:style-name="P6">MAC000179</text:p>
          </table:table-cell>
          <table:table-cell table:style-name="Table2.C2" office:value-type="float" office:value="-0.0215">
            <text:p text:style-name="P7">-0.0215</text:p>
          </table:table-cell>
          <table:table-cell table:style-name="Table2.D2" office:value-type="float" office:value="-9.68">
            <text:p text:style-name="P7">-9.68</text:p>
          </table:table-cell>
        </table:table-row>
        <table:table-row table:style-name="TableLine94348586667648">
          <table:table-cell table:style-name="Table2.A1" office:value-type="string">
            <text:p text:style-name="P6">SLP</text:p>
          </table:table-cell>
          <table:table-cell table:style-name="Table2.A1" office:value-type="string">
            <text:p text:style-name="P6">MAC000181</text:p>
          </table:table-cell>
          <table:table-cell table:style-name="Table2.C2" office:value-type="float" office:value="-0.0125">
            <text:p text:style-name="P7">-0.0125</text:p>
          </table:table-cell>
          <table:table-cell table:style-name="Table2.D2" office:value-type="float" office:value="-49.25">
            <text:p text:style-name="P7">-49.25</text:p>
          </table:table-cell>
        </table:table-row>
        <table:table-row table:style-name="TableLine94348586669776">
          <table:table-cell table:style-name="Table2.A1" office:value-type="string">
            <text:p text:style-name="P6">LSTM</text:p>
          </table:table-cell>
          <table:table-cell table:style-name="Table2.A1" office:value-type="string">
            <text:p text:style-name="P6">MAC000150</text:p>
          </table:table-cell>
          <table:table-cell table:style-name="Table2.C2" office:value-type="float" office:value="-0.0252">
            <text:p text:style-name="P7">-0.0252</text:p>
          </table:table-cell>
          <table:table-cell table:style-name="Table2.D2" office:value-type="float" office:value="-17.59">
            <text:p text:style-name="P7">-17.59</text:p>
          </table:table-cell>
        </table:table-row>
        <table:table-row table:style-name="TableLine94348586671904">
          <table:table-cell table:style-name="Table2.A1" office:value-type="string">
            <text:p text:style-name="P6">LSTM</text:p>
          </table:table-cell>
          <table:table-cell table:style-name="Table2.A1" office:value-type="string">
            <text:p text:style-name="P6">MAC000152</text:p>
          </table:table-cell>
          <table:table-cell table:style-name="Table2.C2" office:value-type="float" office:value="-0.0289">
            <text:p text:style-name="P7">-0.0289</text:p>
          </table:table-cell>
          <table:table-cell table:style-name="Table2.D2" office:value-type="float" office:value="-55">
            <text:p text:style-name="P7">-55.00</text:p>
          </table:table-cell>
        </table:table-row>
        <table:table-row table:style-name="TableLine94348586674032">
          <table:table-cell table:style-name="Table2.A1" office:value-type="string">
            <text:p text:style-name="P6">LSTM</text:p>
          </table:table-cell>
          <table:table-cell table:style-name="Table2.A1" office:value-type="string">
            <text:p text:style-name="P6">MAC000153</text:p>
          </table:table-cell>
          <table:table-cell table:style-name="Table2.C2" office:value-type="float" office:value="-0.048">
            <text:p text:style-name="P7">-0.0480</text:p>
          </table:table-cell>
          <table:table-cell table:style-name="Table2.D2" office:value-type="float" office:value="-29.74">
            <text:p text:style-name="P7">-29.74</text:p>
          </table:table-cell>
        </table:table-row>
        <table:table-row table:style-name="TableLine94348586676160">
          <table:table-cell table:style-name="Table2.A1" office:value-type="string">
            <text:p text:style-name="P6">LSTM</text:p>
          </table:table-cell>
          <table:table-cell table:style-name="Table2.A1" office:value-type="string">
            <text:p text:style-name="P6">MAC000165</text:p>
          </table:table-cell>
          <table:table-cell table:style-name="Table2.C2" office:value-type="float" office:value="-0.0659">
            <text:p text:style-name="P7">-0.0659</text:p>
          </table:table-cell>
          <table:table-cell table:style-name="Table2.D2" office:value-type="float" office:value="-74.24">
            <text:p text:style-name="P7">-74.24</text:p>
          </table:table-cell>
        </table:table-row>
        <table:table-row table:style-name="TableLine94348586678288">
          <table:table-cell table:style-name="Table2.A1" office:value-type="string">
            <text:p text:style-name="P6">LSTM</text:p>
          </table:table-cell>
          <table:table-cell table:style-name="Table2.A1" office:value-type="string">
            <text:p text:style-name="P6">MAC000169</text:p>
          </table:table-cell>
          <table:table-cell table:style-name="Table2.C2" office:value-type="float" office:value="-0.0376">
            <text:p text:style-name="P7">-0.0376</text:p>
          </table:table-cell>
          <table:table-cell table:style-name="Table2.D2" office:value-type="float" office:value="-52.01">
            <text:p text:style-name="P7">-52.01</text:p>
          </table:table-cell>
        </table:table-row>
        <table:table-row table:style-name="TableLine94348586680416">
          <table:table-cell table:style-name="Table2.A1" office:value-type="string">
            <text:p text:style-name="P6">LSTM</text:p>
          </table:table-cell>
          <table:table-cell table:style-name="Table2.A1" office:value-type="string">
            <text:p text:style-name="P6">MAC000168</text:p>
          </table:table-cell>
          <table:table-cell table:style-name="Table2.C2" office:value-type="float" office:value="-0.0209">
            <text:p text:style-name="P7">-0.0209</text:p>
          </table:table-cell>
          <table:table-cell table:style-name="Table2.D2" office:value-type="float" office:value="-96.54">
            <text:p text:style-name="P7">-96.54</text:p>
          </table:table-cell>
        </table:table-row>
        <table:table-row table:style-name="TableLine94348586682512">
          <table:table-cell table:style-name="Table2.A1" office:value-type="string">
            <text:p text:style-name="P6">LSTM</text:p>
          </table:table-cell>
          <table:table-cell table:style-name="Table2.A1" office:value-type="string">
            <text:p text:style-name="P6">MAC000159</text:p>
          </table:table-cell>
          <table:table-cell table:style-name="Table2.C2" office:value-type="float" office:value="-0.009">
            <text:p text:style-name="P7">-0.0090</text:p>
          </table:table-cell>
          <table:table-cell table:style-name="Table2.D2" office:value-type="float" office:value="-41.69">
            <text:p text:style-name="P7">-41.69</text:p>
          </table:table-cell>
        </table:table-row>
        <table:table-row table:style-name="TableLine94348586684640">
          <table:table-cell table:style-name="Table2.A1" office:value-type="string">
            <text:p text:style-name="P6">LSTM</text:p>
          </table:table-cell>
          <table:table-cell table:style-name="Table2.A1" office:value-type="string">
            <text:p text:style-name="P6">MAC000173</text:p>
          </table:table-cell>
          <table:table-cell table:style-name="Table2.C2" office:value-type="float" office:value="-0.0358">
            <text:p text:style-name="P7">-0.0358</text:p>
          </table:table-cell>
          <table:table-cell table:style-name="Table2.D2" office:value-type="float" office:value="-25.61">
            <text:p text:style-name="P7">-25.61</text:p>
          </table:table-cell>
        </table:table-row>
        <table:table-row table:style-name="TableLine94348586686768">
          <table:table-cell table:style-name="Table2.A1" office:value-type="string">
            <text:p text:style-name="P6">LSTM</text:p>
          </table:table-cell>
          <table:table-cell table:style-name="Table2.A1" office:value-type="string">
            <text:p text:style-name="P6">MAC000179</text:p>
          </table:table-cell>
          <table:table-cell table:style-name="Table2.C2" office:value-type="float" office:value="-0.0211">
            <text:p text:style-name="P7">-0.0211</text:p>
          </table:table-cell>
          <table:table-cell table:style-name="Table2.D2" office:value-type="float" office:value="-4.09">
            <text:p text:style-name="P7">-4.09</text:p>
          </table:table-cell>
        </table:table-row>
        <table:table-row table:style-name="TableLine94348586688896">
          <table:table-cell table:style-name="Table2.A1" office:value-type="string">
            <text:p text:style-name="P6">LSTM</text:p>
          </table:table-cell>
          <table:table-cell table:style-name="Table2.A1" office:value-type="string">
            <text:p text:style-name="P6">MAC000181</text:p>
          </table:table-cell>
          <table:table-cell table:style-name="Table2.C2" office:value-type="float" office:value="-0.0032">
            <text:p text:style-name="P7">-0.0032</text:p>
          </table:table-cell>
          <table:table-cell table:style-name="Table2.D2" office:value-type="float" office:value="-58.7">
            <text:p text:style-name="P7">-58.70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10"/>
      <table:table table:name="Table1" table:style-name="Table1">
        <table:table-column table:style-name="Table1.A" table:number-columns-repeated="4"/>
        <table:table-row table:style-name="TableLine94348521382576">
          <table:table-cell table:style-name="Table1.A1" office:value-type="string">
            <text:p text:style-name="P12">Modell</text:p>
          </table:table-cell>
          <table:table-cell table:style-name="Table1.A1" office:value-type="string">
            <text:p text:style-name="P12">Hus</text:p>
          </table:table-cell>
          <table:table-cell table:style-name="Table1.A1" office:value-type="string">
            <text:p text:style-name="P16">RMSE forskjell</text:p>
          </table:table-cell>
          <table:table-cell table:style-name="Table1.A1" office:value-type="string">
            <text:p text:style-name="P16">MAPE forskjell</text:p>
          </table:table-cell>
        </table:table-row>
        <table:table-row table:style-name="TableLine94348521382576">
          <table:table-cell table:style-name="Table1.A1" office:value-type="string">
            <text:p text:style-name="P11">LSTM</text:p>
          </table:table-cell>
          <table:table-cell table:style-name="Table1.A1" office:value-type="string">
            <text:p text:style-name="P11">MAC000150</text:p>
          </table:table-cell>
          <table:table-cell table:style-name="Table1.C2" office:value-type="float" office:value="0.0014">
            <text:p text:style-name="P15">0.0014</text:p>
          </table:table-cell>
          <table:table-cell table:style-name="Table1.D2" office:value-type="float" office:value="-3.44">
            <text:p text:style-name="P15">-3.44</text:p>
          </table:table-cell>
        </table:table-row>
        <table:table-row table:style-name="TableLine94348613817056">
          <table:table-cell table:style-name="Table1.A1" office:value-type="string">
            <text:p text:style-name="P11">LSTM</text:p>
          </table:table-cell>
          <table:table-cell table:style-name="Table1.A1" office:value-type="string">
            <text:p text:style-name="P11">MAC000152</text:p>
          </table:table-cell>
          <table:table-cell table:style-name="Table1.C2" office:value-type="float" office:value="-0.000899999999999998">
            <text:p text:style-name="P15">-0.0009</text:p>
          </table:table-cell>
          <table:table-cell table:style-name="Table1.D2" office:value-type="float" office:value="-2.23999999999999">
            <text:p text:style-name="P15">-2.24</text:p>
          </table:table-cell>
        </table:table-row>
        <table:table-row table:style-name="TableLine94348606783344">
          <table:table-cell table:style-name="Table1.A1" office:value-type="string">
            <text:p text:style-name="P11">LSTM</text:p>
          </table:table-cell>
          <table:table-cell table:style-name="Table1.A1" office:value-type="string">
            <text:p text:style-name="P11">MAC000153</text:p>
          </table:table-cell>
          <table:table-cell table:style-name="Table1.C2" office:value-type="float" office:value="0.0183">
            <text:p text:style-name="P15">0.0183</text:p>
          </table:table-cell>
          <table:table-cell table:style-name="Table1.D2" office:value-type="float" office:value="0.57">
            <text:p text:style-name="P15">0.57</text:p>
          </table:table-cell>
        </table:table-row>
        <table:table-row table:style-name="TableLine94348613360240">
          <table:table-cell table:style-name="Table1.A1" office:value-type="string">
            <text:p text:style-name="P11">LSTM</text:p>
          </table:table-cell>
          <table:table-cell table:style-name="Table1.A1" office:value-type="string">
            <text:p text:style-name="P11">MAC000165</text:p>
          </table:table-cell>
          <table:table-cell table:style-name="Table1.C2" office:value-type="float" office:value="0.001">
            <text:p text:style-name="P15">0.0010</text:p>
          </table:table-cell>
          <table:table-cell table:style-name="Table1.D2" office:value-type="float" office:value="-3.9">
            <text:p text:style-name="P15">-3.90</text:p>
          </table:table-cell>
        </table:table-row>
        <table:table-row table:style-name="TableLine94348606953488">
          <table:table-cell table:style-name="Table1.A1" office:value-type="string">
            <text:p text:style-name="P11">LSTM</text:p>
          </table:table-cell>
          <table:table-cell table:style-name="Table1.A1" office:value-type="string">
            <text:p text:style-name="P11">MAC000169</text:p>
          </table:table-cell>
          <table:table-cell table:style-name="Table1.C2" office:value-type="float" office:value="0.000399999999999998">
            <text:p text:style-name="P15">0.0004</text:p>
          </table:table-cell>
          <table:table-cell table:style-name="Table1.D2" office:value-type="float" office:value="-5.86">
            <text:p text:style-name="P15">-5.86</text:p>
          </table:table-cell>
        </table:table-row>
        <table:table-row table:style-name="TableLine94348604974352">
          <table:table-cell table:style-name="Table1.A1" office:value-type="string">
            <text:p text:style-name="P11">LSTM</text:p>
          </table:table-cell>
          <table:table-cell table:style-name="Table1.A1" office:value-type="string">
            <text:p text:style-name="P11">MAC000168</text:p>
          </table:table-cell>
          <table:table-cell table:style-name="Table1.C2" office:value-type="float" office:value="-0.000600000000000003">
            <text:p text:style-name="P15">-0.0006</text:p>
          </table:table-cell>
          <table:table-cell table:style-name="Table1.D2" office:value-type="float" office:value="-28.98">
            <text:p text:style-name="P15">-28.98</text:p>
          </table:table-cell>
        </table:table-row>
        <table:table-row table:style-name="TableLine94348607125760">
          <table:table-cell table:style-name="Table1.A1" office:value-type="string">
            <text:p text:style-name="P11">LSTM</text:p>
          </table:table-cell>
          <table:table-cell table:style-name="Table1.A1" office:value-type="string">
            <text:p text:style-name="P11">MAC000159</text:p>
          </table:table-cell>
          <table:table-cell table:style-name="Table1.C2" office:value-type="float" office:value="0.000899999999999998">
            <text:p text:style-name="P15">0.0009</text:p>
          </table:table-cell>
          <table:table-cell table:style-name="Table1.D2" office:value-type="float" office:value="-3.98">
            <text:p text:style-name="P15">-3.98</text:p>
          </table:table-cell>
        </table:table-row>
        <table:table-row table:style-name="TableLine94348604832320">
          <table:table-cell table:style-name="Table1.A1" office:value-type="string">
            <text:p text:style-name="P11">LSTM</text:p>
          </table:table-cell>
          <table:table-cell table:style-name="Table1.A1" office:value-type="string">
            <text:p text:style-name="P11">MAC000173</text:p>
          </table:table-cell>
          <table:table-cell table:style-name="Table1.C2" office:value-type="float" office:value="0.0014">
            <text:p text:style-name="P15">0.0014</text:p>
          </table:table-cell>
          <table:table-cell table:style-name="Table1.D2" office:value-type="float" office:value="-1.81">
            <text:p text:style-name="P15">-1.81</text:p>
          </table:table-cell>
        </table:table-row>
        <table:table-row table:style-name="TableLine94348612517792">
          <table:table-cell table:style-name="Table1.A1" office:value-type="string">
            <text:p text:style-name="P11">LSTM</text:p>
          </table:table-cell>
          <table:table-cell table:style-name="Table1.A1" office:value-type="string">
            <text:p text:style-name="P11">MAC000179</text:p>
          </table:table-cell>
          <table:table-cell table:style-name="Table1.C2" office:value-type="float" office:value="0.000399999999999998">
            <text:p text:style-name="P15">0.0004</text:p>
          </table:table-cell>
          <table:table-cell table:style-name="Table1.D2" office:value-type="float" office:value="5.59">
            <text:p text:style-name="P15">5.59</text:p>
          </table:table-cell>
        </table:table-row>
        <table:table-row table:style-name="TableLine94348615897488">
          <table:table-cell table:style-name="Table1.A1" office:value-type="string">
            <text:p text:style-name="P11">LSTM</text:p>
          </table:table-cell>
          <table:table-cell table:style-name="Table1.A1" office:value-type="string">
            <text:p text:style-name="P11">MAC000181</text:p>
          </table:table-cell>
          <table:table-cell table:style-name="Table1.C2" office:value-type="float" office:value="0.0093">
            <text:p text:style-name="P15">0.0093</text:p>
          </table:table-cell>
          <table:table-cell table:style-name="Table1.D2" office:value-type="float" office:value="-9.45">
            <text:p text:style-name="P15">-9.45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4" loext:min-decimal-places="4" number:min-integer-digits="1"/>
    </number:number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11:11:45.409501206</meta:creation-date>
    <dc:date>2022-05-09T09:05:24.420189711</dc:date>
    <meta:editing-duration>PT19M54S</meta:editing-duration>
    <meta:editing-cycles>3</meta:editing-cycles>
    <meta:generator>LibreOffice/6.4.7.2$Linux_X86_64 LibreOffice_project/40$Build-2</meta:generator>
    <meta:document-statistic meta:table-count="2" meta:image-count="0" meta:object-count="0" meta:page-count="3" meta:paragraph-count="251" meta:word-count="274" meta:character-count="1824" meta:non-whitespace-character-count="1800"/>
  </office:meta>
</office:document-meta>
</file>